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20E66E064ECB1C352DA.png" manifest:media-type="image/png"/>
  <manifest:file-entry manifest:full-path="Pictures/100000010000034B000002366A64196C922814A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17cm" svg:height="7.25cm" svg:x="7.18cm" svg:y="0cm">
            <draw:image xlink:href="Pictures/100000010000034B000002366A64196C922814A2.png" xlink:type="simple" xlink:show="embed" xlink:actuate="onLoad" draw:mime-type="image/png">
              <text:p/>
            </draw:image>
          </draw:frame>
          <draw:frame draw:style-name="gr1" draw:text-style-name="P1" draw:layer="layout" svg:width="7.181cm" svg:height="7.25cm" svg:x="-0.001cm" svg:y="0cm">
            <draw:image xlink:href="Pictures/10000001000002090000020E66E064ECB1C352DA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35cm" fo:page-height="7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8T20:48:22.548719815</dc:date>
    <meta:editing-duration>PT6M57S</meta:editing-duration>
    <meta:editing-cycles>2</meta:editing-cycles>
    <meta:generator>LibreOffice/7.4.1.2$MacOSX_AARCH64 LibreOffice_project/3c58a8f3a960df8bc8fd77b461821e42c061c5f0</meta:generator>
    <meta:document-statistic meta:object-count="3"/>
  </office:meta>
</office:document-meta>
</file>